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/>
    </style:style>
    <style:style style:name="P2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 fo:font-weight="bold"/>
    </style:style>
    <style:style style:name="P3" style:family="paragraph" style:parent-style-name="Standard">
      <style:paragraph-properties fo:margin-top="0in" fo:margin-bottom="0.0972in" style:contextual-spacing="false" fo:line-height="115%"/>
      <style:text-properties style:font-name="Times" fo:font-size="12pt"/>
    </style:style>
    <style:style style:name="P4" style:family="paragraph" style:parent-style-name="Standard">
      <style:paragraph-properties fo:margin-top="0.1665in" fo:margin-bottom="0.0835in" style:contextual-spacing="false"/>
      <style:text-properties style:font-name="Times" fo:font-size="18pt" fo:font-weight="bold"/>
    </style:style>
    <style:style style:name="P5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20fc5c" officeooo:paragraph-rsid="0020fc5c" style:font-weight-asian="normal" style:font-weight-complex="normal"/>
    </style:style>
    <style:style style:name="P6" style:family="paragraph" style:parent-style-name="Standard">
      <style:paragraph-properties fo:margin-top="0in" fo:margin-bottom="0.0972in" style:contextual-spacing="false" fo:line-height="115%"/>
      <style:text-properties style:font-name="Times" fo:font-size="12pt" officeooo:paragraph-rsid="001acf15"/>
    </style:style>
    <style:style style:name="P7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1acf15" officeooo:paragraph-rsid="001acf15" style:font-weight-asian="normal" style:font-weight-complex="normal"/>
    </style:style>
    <style:style style:name="P8" style:family="paragraph" style:parent-style-name="Standard">
      <style:paragraph-properties fo:margin-top="0in" fo:margin-bottom="0.0972in" style:contextual-spacing="false" fo:line-height="115%"/>
      <style:text-properties fo:color="#000000" loext:opacity="100%" style:font-name="Times" fo:font-size="12pt"/>
    </style:style>
    <style:style style:name="T1" style:family="text">
      <style:text-properties fo:font-weight="bold"/>
    </style:style>
    <style:style style:name="T2" style:family="text">
      <style:text-properties fo:font-family="'.Times Fallback'" fo:font-weight="bold"/>
    </style:style>
    <style:style style:name="T3" style:family="text">
      <style:text-properties fo:font-family="'Times New Roman'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family="'Times New Roman'" style:text-underline-style="none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00a933" loext:opacity="100%"/>
    </style:style>
    <style:style style:name="T10" style:family="text">
      <style:text-properties fo:color="#808080" loext:opacity="100%"/>
    </style:style>
    <style:style style:name="T11" style:family="text">
      <style:text-properties fo:font-weight="normal" officeooo:rsid="001b7dc9" style:font-weight-asian="normal" style:font-weight-complex="normal"/>
    </style:style>
    <style:style style:name="T12" style:family="text">
      <style:text-properties fo:font-weight="bold" officeooo:rsid="0023ef36" style:font-weight-asian="bold" style:font-weight-complex="bold"/>
    </style:style>
    <style:style style:name="T13" style:family="text">
      <style:text-properties fo:font-style="italic" style:text-underline-style="solid" style:text-underline-width="auto" style:text-underline-color="font-color"/>
    </style:style>
    <style:style style:name="T14" style:family="text">
      <style:text-properties fo:font-style="italic" fo:background-color="#ffff00" loext:char-shading-value="0"/>
    </style:style>
    <style:style style:name="T15" style:family="text">
      <style:text-properties officeooo:rsid="0020fc5c"/>
    </style:style>
    <style:style style:name="T16" style:family="text">
      <style:text-properties fo:font-style="italic" officeooo:rsid="0020fc5c" style:font-style-asian="italic" style:font-style-complex="italic"/>
    </style:style>
    <style:style style:name="T17" style:family="text">
      <style:text-properties fo:font-weight="bold" officeooo:rsid="0022aef7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1dd2a7"/>
    </style:style>
    <style:style style:name="T21" style:family="text">
      <style:text-properties fo:font-style="normal" officeooo:rsid="001dd2a7" style:font-style-asian="normal" style:font-style-complex="normal"/>
    </style:style>
    <style:style style:name="T22" style:family="text">
      <style:text-properties fo:font-style="italic" officeooo:rsid="001acf15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2aef7" style:font-weight-asian="normal" style:font-weight-complex="normal"/>
    </style:style>
    <style:style style:name="T25" style:family="text">
      <style:text-properties fo:font-style="italic" fo:font-weight="normal" officeooo:rsid="001acf15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loext:opacity="100%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gic Racing Combat </text:span><text:span text:style-name="T2">→</text:span><text:span text:style-name="T1"> </text:span></text:p>
      <text:p text:style-name="P2">Enchant Everything Language</text:p>
      <text:p text:style-name="P3">SymbolKey:</text:p>
      <text:p text:style-name="P3">[KeyWord] <text:span text:style-name="T3">→</text:span> KeyWord is optional</text:p>
      <text:p text:style-name="P3"><text:span text:style-name="T4">KeyWord</text:span> <text:span text:style-name="T3">→</text:span> KeyWord is defined in language spec</text:p>
      <text:p text:style-name="P3"><text:span text:style-name="T1">KeyWord</text:span> <text:span text:style-name="T3">→</text:span> KeyWord is in a list defined at runtime (usually registered to the interpreter)</text:p>
      <text:p text:style-name="P3">Item1 | Item2 <text:span text:style-name="T3">→</text:span> Either Item1 or Item2</text:p>
      <text:p text:style-name="P3"><text:span text:style-name="T5">KeyWord</text:span><text:span text:style-name="T6"> </text:span><text:span text:style-name="T7">→</text:span><text:span text:style-name="T6"> Specifies that KeyWord will be added to the runtime registry</text:span></text:p>
      <text:p text:style-name="P3"><text:span text:style-name="T8">KeyWord</text:span> <text:span text:style-name="T3">→</text:span> Specifies that KeyWord will be fetched from the registry</text:p>
      <text:p text:style-name="P3"><text:span text:style-name="T9">Text</text:span> <text:span text:style-name="T3">→</text:span> Specifies that the contents of text are data, and not code</text:p>
      <text:p text:style-name="P3"><text:span text:style-name="T10">Text</text:span> <text:span text:style-name="T3">→</text:span> Specifies that the contents of text are to be used for syntax checking</text:p>
      <text:p text:style-name="P3">SymbolList <text:span text:style-name="T3">→</text:span> ; : ( ) = , On if else { } == != &lt; &lt;= &gt; &gt;= <text:span text:style-name="T1">or</text:span> <text:span text:style-name="T1">and null true false </text:span><text:span text:style-name="T11">let</text:span></text:p>
      <text:p text:style-name="P3">RuntimeList<text:span text:style-name="T3">→</text:span> <text:span text:style-name="T1">Trigger</text:span>, <text:span text:style-name="T1">Get</text:span>, <text:span text:style-name="T1">Set</text:span>, <text:span text:style-name="T1">RuntimeFunction</text:span>,<text:span text:style-name="T1"> ConditionalFunction </text:span><text:span text:style-name="T12">triggerArgument</text:span></text:p>
      <text:p text:style-name="P4">Un-massaged</text:p>
      <text:p text:style-name="P3">Program <text:span text:style-name="T3">→</text:span> <text:span text:style-name="T4">EventList</text:span></text:p>
      <text:p text:style-name="P3">EventList <text:span text:style-name="T3">→</text:span> <text:span text:style-name="T4">Event</text:span> [<text:span text:style-name="T4">EventList</text:span>] </text:p>
      <text:p text:style-name="P3">Event <text:span text:style-name="T3">→</text:span> On <text:span text:style-name="T1">Trigger</text:span>: <text:span text:style-name="T4">ExpressionList</text:span></text:p>
      <text:p text:style-name="P3">ExpressionList <text:span text:style-name="T3">→</text:span> <text:span text:style-name="T4">Expression</text:span>; [<text:span text:style-name="T4">ExpressionList</text:span>]</text:p>
      <text:p text:style-name="P3">Expression <text:span text:style-name="T3">→</text:span><text:span text:style-name="T4"> FunctionCall </text:span>| let <text:span text:style-name="T13">Variable</text:span> = <text:span text:style-name="T4">Value</text:span> | <text:span text:style-name="T4">ConditionalExpression</text:span></text:p>
      <text:p text:style-name="P3">ConditionalExpression <text:span text:style-name="T3">→</text:span> if(<text:span text:style-name="T4">Conditional</text:span>) { <text:span text:style-name="T4">ExpressionList</text:span> } [<text:span text:style-name="T4">ElseIfExpression</text:span>] [else { <text:span text:style-name="T4">ExpressionList</text:span> }]</text:p>
      <text:p text:style-name="P3">ElseIfExpression <text:span text:style-name="T3">→</text:span> else if(<text:span text:style-name="T4">Conditional</text:span>) { <text:span text:style-name="T4">ExpressionList </text:span>} [<text:span text:style-name="T4">ElseIfExpression</text:span>]</text:p>
      <text:p text:style-name="P3">FunctionCall <text:span text:style-name="T3">→</text:span> <text:span text:style-name="T14">Function</text:span>(<text:span text:style-name="T4">ArgumentList</text:span>) <text:span text:style-name="T15">| </text:span><text:span text:style-name="T16">ConditionalFunctionCall</text:span></text:p>
      <text:p text:style-name="P3">Function <text:span text:style-name="T3">→</text:span> <text:span text:style-name="T1">Get </text:span>|<text:span text:style-name="T1"> Set </text:span>|<text:span text:style-name="T1"> RuntimeFunction </text:span>|<text:span text:style-name="T1"> </text:span><text:span text:style-name="T17">ConditionalFunction</text:span></text:p>
      <text:p text:style-name="P5">ConditionalFunctionCall → <text:span text:style-name="T1">ConditionalFunction</text:span>(<text:span text:style-name="T18">ArgumentList</text:span><text:span text:style-name="T19">)</text:span></text:p>
      <text:p text:style-name="P3">ArgumentList <text:span text:style-name="T3">→</text:span> <text:span text:style-name="T20">[</text:span><text:span text:style-name="T4">Value</text:span><text:span text:style-name="T21">]</text:span>[, <text:span text:style-name="T4">ArgumentList</text:span>]</text:p>
      <text:p text:style-name="P3">Value <text:span text:style-name="T3">→</text:span> <text:span text:style-name="T8">Variable</text:span> | <text:span text:style-name="T4">Immediate</text:span> | <text:s/><text:span text:style-name="T4">FunctionCall</text:span></text:p>
      <text:p text:style-name="P6">Conditional <text:span text:style-name="T3">→</text:span> <text:span text:style-name="T4">Value</text:span> <text:span text:style-name="T4">ComparisonOperator Value</text:span> | <text:span text:style-name="T22">BooleanImmediate</text:span><text:span text:style-name="T23"> </text:span>|<text:span text:style-name="T4"> </text:span><text:span text:style-name="T24">ConditionalFunctionCall</text:span> |<text:span text:style-name="T4"> Conditional</text:span> <text:span text:style-name="T4">BooleanOperator</text:span> <text:span text:style-name="T4">Conditional</text:span></text:p>
      <text:p text:style-name="P3"><text:soft-page-break/>ComparisonOperator <text:span text:style-name="T3">→</text:span> == | != | &lt; | &lt;= | &gt; | &gt;=</text:p>
      <text:p text:style-name="P3">BooleanOperator <text:span text:style-name="T3">→</text:span> <text:span text:style-name="T1">or</text:span> | <text:span text:style-name="T1">and</text:span></text:p>
      <text:p text:style-name="P3">Immediate <text:span text:style-name="T3">→</text:span> <text:span text:style-name="T4">Numeric</text:span> | <text:span text:style-name="T4">String </text:span>| <text:span text:style-name="T1">null </text:span>|<text:span text:style-name="T1"> </text:span><text:span text:style-name="T25">BooleanImmediate</text:span></text:p>
      <text:p text:style-name="P7">BooleanImmediate → <text:span text:style-name="T26">true</text:span> | <text:span text:style-name="T26">false</text:span></text:p>
      <text:p text:style-name="P3">Numeric <text:span text:style-name="T3">→</text:span> <text:span text:style-name="T27">Decimal</text:span> | <text:span text:style-name="T4">Float</text:span> | <text:span text:style-name="T10">0x</text:span><text:span text:style-name="T27">Hex</text:span> | <text:span text:style-name="T10">0b</text:span><text:span text:style-name="T27">Bin</text:span></text:p>
      <text:p text:style-name="P8">Float <text:span text:style-name="T3">→</text:span> Decimal.Decimal</text:p>
      <text:p text:style-name="P8">Decimal <text:span text:style-name="T3">→</text:span> <text:span text:style-name="T10">0</text:span>[Decimal] | <text:span text:style-name="T10">1</text:span>[Decimal] | <text:span text:style-name="T10">2</text:span>[Decimal] | <text:span text:style-name="T10">3</text:span>[Decimal] | <text:span text:style-name="T10">4</text:span>[Decimal] | <text:span text:style-name="T10">5</text:span>[Decimal] | <text:span text:style-name="T10">6</text:span>[Decimal] | <text:span text:style-name="T10">7</text:span>[Decimal] | <text:span text:style-name="T10">8</text:span>[Decimal] | <text:span text:style-name="T10">9</text:span>[Decimal]</text:p>
      <text:p text:style-name="P8">Hex <text:span text:style-name="T3">→</text:span> <text:span text:style-name="T10">0</text:span>[Hex] | <text:span text:style-name="T10">1</text:span>[Hex] | <text:span text:style-name="T10">2</text:span>[Hex] | <text:span text:style-name="T10">3</text:span>[Hex] | <text:span text:style-name="T10">4</text:span>[Hex] | <text:span text:style-name="T10">5</text:span>[Hex] | <text:span text:style-name="T10">6</text:span>[Hex] | <text:span text:style-name="T10">7</text:span>[Hex] | <text:span text:style-name="T10">8</text:span>[Hex] | <text:span text:style-name="T10">9</text:span>[Hex] | <text:span text:style-name="T10">A</text:span>[Hex] | <text:span text:style-name="T10">B</text:span>[Hex] | <text:span text:style-name="T10">C</text:span>[Hex] | <text:span text:style-name="T10">D</text:span>[Hex] | <text:span text:style-name="T10">E</text:span>[Hex] | <text:span text:style-name="T10">F</text:span>[Hex]</text:p>
      <text:p text:style-name="P8">Bin <text:span text:style-name="T3">→</text:span> <text:span text:style-name="T10">0</text:span>[Bin] | <text:span text:style-name="T10">1</text:span>[Bin]</text:p>
      <text:p text:style-name="P3">String <text:span text:style-name="T3">→</text:span> “<text:span text:style-name="T9">Text</text:span>”</text:p>
      <text:p text:style-name="P4">Runtime Registry Values</text:p>
      <text:p text:style-name="P3">Variable <text:span text:style-name="T3">→</text:span> <text:span text:style-name="T1">object?</text:span></text:p>
      <text:p text:style-name="P3">RuntimeFunction <text:span text:style-name="T3">→</text:span> <text:span text:style-name="T1">Func&lt;IEnumerable&lt;object?&gt;?, object?&gt;</text:span></text:p>
      <text:p text:style-name="P3">ConditionalFunction <text:span text:style-name="T3">→</text:span> <text:span text:style-name="T1">Func&lt;IEnumerable&lt;object?&gt;?, bool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23T00:09:21.317262800</dc:date>
    <meta:editing-duration>PT8H45M35S</meta:editing-duration>
    <meta:editing-cycles>8</meta:editing-cycles>
    <meta:document-statistic meta:table-count="0" meta:image-count="0" meta:object-count="0" meta:page-count="2" meta:paragraph-count="41" meta:word-count="334" meta:character-count="2182" meta:non-whitespace-character-count="1886"/>
  </office:meta>
</office:document-meta>
</file>